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loadableClassHandler.isReload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loadableClassHandler.reini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loadableClassHandler.init( HandlerConfig handlerConfig , Handler previousHandler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loadableClassHandler.removeRequestAttributes( 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eloadableClassHandler.reloadClasses( Request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ReloadableClassHandler.createClassLoader( ServletContext servle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faultReloadableClassHandler.DefaultReloadableClass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loadableClassHandler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loadableClassHandler.newInstan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ReloadableClassHandler.getResourceAsStream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loadableClassHandler.getResour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loadableClassHandler.getRegisteredReloadableClas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loadableClassHandler.removeSessionAttributes( 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ReloadableClassHandler.loadCachedClass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eloadableClassHandler.loa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